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555a7c" officeooo:paragraph-rsid="01555a7c"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fo:font-weight="normal" officeooo:rsid="0153b2cd" style:font-weight-asian="normal" style:font-weight-complex="normal"/>
    </style:style>
    <style:style style:name="T83" style:family="text">
      <style:text-properties fo:font-weight="normal" officeooo:rsid="0154fb1f" style:font-weight-asian="normal" style:font-weight-complex="normal"/>
    </style:style>
    <style:style style:name="T84" style:family="text">
      <style:text-properties fo:font-weight="normal" officeooo:rsid="01555a7c" style:font-weight-asian="normal" style:font-weight-complex="normal"/>
    </style:style>
    <style:style style:name="T85" style:family="text">
      <style:text-properties fo:font-weight="normal" officeooo:rsid="015fc182" style:font-weight-asian="normal" style:font-weight-complex="normal"/>
    </style:style>
    <style:style style:name="T86" style:family="text">
      <style:text-properties fo:font-weight="normal" officeooo:rsid="0163946e" style:font-weight-asian="normal" style:font-weight-complex="normal"/>
    </style:style>
    <style:style style:name="T87" style:family="text">
      <style:text-properties fo:font-weight="normal" officeooo:rsid="01658aab" style:font-weight-asian="normal" style:font-weight-complex="normal"/>
    </style:style>
    <style:style style:name="T88" style:family="text">
      <style:text-properties fo:font-weight="normal" officeooo:rsid="01676c20" style:font-weight-asian="normal" style:font-weight-complex="normal"/>
    </style:style>
    <style:style style:name="T89" style:family="text">
      <style:text-properties officeooo:rsid="0039bd4b"/>
    </style:style>
    <style:style style:name="T90" style:family="text">
      <style:text-properties officeooo:rsid="00446d17"/>
    </style:style>
    <style:style style:name="T91" style:family="text">
      <style:text-properties officeooo:rsid="00580f5c"/>
    </style:style>
    <style:style style:name="T92" style:family="text">
      <style:text-properties officeooo:rsid="005d5734"/>
    </style:style>
    <style:style style:name="T93" style:family="text">
      <style:text-properties officeooo:rsid="00688719"/>
    </style:style>
    <style:style style:name="T94" style:family="text">
      <style:text-properties officeooo:rsid="00745f13"/>
    </style:style>
    <style:style style:name="T95" style:family="text">
      <style:text-properties officeooo:rsid="001cb8fa"/>
    </style:style>
    <style:style style:name="T96" style:family="text">
      <style:text-properties officeooo:rsid="006be780"/>
    </style:style>
    <style:style style:name="T97" style:family="text">
      <style:text-properties officeooo:rsid="006f52c1"/>
    </style:style>
    <style:style style:name="T98" style:family="text">
      <style:text-properties officeooo:rsid="001fbe77"/>
    </style:style>
    <style:style style:name="T99" style:family="text">
      <style:text-properties officeooo:rsid="0022cd18"/>
    </style:style>
    <style:style style:name="T100" style:family="text">
      <style:text-properties officeooo:rsid="00328d94"/>
    </style:style>
    <style:style style:name="T101" style:family="text">
      <style:text-properties officeooo:rsid="003d6029"/>
    </style:style>
    <style:style style:name="T102" style:family="text">
      <style:text-properties officeooo:rsid="00414616"/>
    </style:style>
    <style:style style:name="T103" style:family="text">
      <style:text-properties officeooo:rsid="00436458"/>
    </style:style>
    <style:style style:name="T104" style:family="text">
      <style:text-properties officeooo:rsid="005bc7a2"/>
    </style:style>
    <style:style style:name="T105" style:family="text">
      <style:text-properties officeooo:rsid="005c574b"/>
    </style:style>
    <style:style style:name="T106" style:family="text">
      <style:text-properties officeooo:rsid="0062091e"/>
    </style:style>
    <style:style style:name="T107" style:family="text">
      <style:text-properties officeooo:rsid="00950b12"/>
    </style:style>
    <style:style style:name="T108" style:family="text">
      <style:text-properties officeooo:rsid="00959fa9"/>
    </style:style>
    <style:style style:name="T109" style:family="text">
      <style:text-properties officeooo:rsid="00979c4d"/>
    </style:style>
    <style:style style:name="T110" style:family="text">
      <style:text-properties officeooo:rsid="00a0a710"/>
    </style:style>
    <style:style style:name="T111" style:family="text">
      <style:text-properties officeooo:rsid="005f2bc4"/>
    </style:style>
    <style:style style:name="T112" style:family="text">
      <style:text-properties officeooo:rsid="00640513"/>
    </style:style>
    <style:style style:name="T113" style:family="text">
      <style:text-properties officeooo:rsid="0068e67c"/>
    </style:style>
    <style:style style:name="T114" style:family="text">
      <style:text-properties officeooo:rsid="008b9548"/>
    </style:style>
    <style:style style:name="T115" style:family="text">
      <style:text-properties officeooo:rsid="0069d562"/>
    </style:style>
    <style:style style:name="T116" style:family="text">
      <style:text-properties officeooo:rsid="00664270"/>
    </style:style>
    <style:style style:name="T117" style:family="text">
      <style:text-properties officeooo:rsid="00727d0c"/>
    </style:style>
    <style:style style:name="T118" style:family="text">
      <style:text-properties officeooo:rsid="0073bf4f"/>
    </style:style>
    <style:style style:name="T119" style:family="text">
      <style:text-properties officeooo:rsid="007a4901"/>
    </style:style>
    <style:style style:name="T120" style:family="text">
      <style:text-properties officeooo:rsid="007c74a8"/>
    </style:style>
    <style:style style:name="T121" style:family="text">
      <style:text-properties officeooo:rsid="00845c4c"/>
    </style:style>
    <style:style style:name="T122" style:family="text">
      <style:text-properties officeooo:rsid="007f9d72"/>
    </style:style>
    <style:style style:name="T123" style:family="text">
      <style:text-properties officeooo:rsid="0080ed31"/>
    </style:style>
    <style:style style:name="T124" style:family="text">
      <style:text-properties officeooo:rsid="00a66a83"/>
    </style:style>
    <style:style style:name="T125" style:family="text">
      <style:text-properties officeooo:rsid="00a6ddb6"/>
    </style:style>
    <style:style style:name="T126" style:family="text">
      <style:text-properties officeooo:rsid="00b5205a"/>
    </style:style>
    <style:style style:name="T127" style:family="text">
      <style:text-properties officeooo:rsid="00b674d2"/>
    </style:style>
    <style:style style:name="T128" style:family="text">
      <style:text-properties officeooo:rsid="00ac2af8"/>
    </style:style>
    <style:style style:name="T129" style:family="text">
      <style:text-properties officeooo:rsid="004407e7"/>
    </style:style>
    <style:style style:name="T130" style:family="text">
      <style:text-properties officeooo:rsid="0004d2a1"/>
    </style:style>
    <style:style style:name="T131" style:family="text">
      <style:text-properties officeooo:rsid="00069aeb"/>
    </style:style>
    <style:style style:name="T132" style:family="text">
      <style:text-properties officeooo:rsid="00082ddb"/>
    </style:style>
    <style:style style:name="T133" style:family="text">
      <style:text-properties officeooo:rsid="000977c0"/>
    </style:style>
    <style:style style:name="T134" style:family="text">
      <style:text-properties officeooo:rsid="000b0ebc"/>
    </style:style>
    <style:style style:name="T135" style:family="text">
      <style:text-properties officeooo:rsid="00196a1e"/>
    </style:style>
    <style:style style:name="T136" style:family="text">
      <style:text-properties officeooo:rsid="001d687e"/>
    </style:style>
    <style:style style:name="T137" style:family="text">
      <style:text-properties officeooo:rsid="001ef519"/>
    </style:style>
    <style:style style:name="T138" style:family="text">
      <style:text-properties officeooo:rsid="0020254d"/>
    </style:style>
    <style:style style:name="T139" style:family="text">
      <style:text-properties officeooo:rsid="00219f3c"/>
    </style:style>
    <style:style style:name="T140" style:family="text">
      <style:text-properties officeooo:rsid="00223b3b"/>
    </style:style>
    <style:style style:name="T141" style:family="text">
      <style:text-properties officeooo:rsid="0027abcb"/>
    </style:style>
    <style:style style:name="T142" style:family="text">
      <style:text-properties officeooo:rsid="002bbf43"/>
    </style:style>
    <style:style style:name="T143" style:family="text">
      <style:text-properties officeooo:rsid="002c0d84"/>
    </style:style>
    <style:style style:name="T144" style:family="text">
      <style:text-properties officeooo:rsid="002c74de"/>
    </style:style>
    <style:style style:name="T145" style:family="text">
      <style:text-properties officeooo:rsid="002d6a19"/>
    </style:style>
    <style:style style:name="T146" style:family="text">
      <style:text-properties officeooo:rsid="0037eef9"/>
    </style:style>
    <style:style style:name="T147" style:family="text">
      <style:text-properties officeooo:rsid="0038e6f9"/>
    </style:style>
    <style:style style:name="T148" style:family="text">
      <style:text-properties officeooo:rsid="003a50d7"/>
    </style:style>
    <style:style style:name="T149" style:family="text">
      <style:text-properties officeooo:rsid="004157c5"/>
    </style:style>
    <style:style style:name="T150" style:family="text">
      <style:text-properties officeooo:rsid="004316ae"/>
    </style:style>
    <style:style style:name="T151" style:family="text">
      <style:text-properties officeooo:rsid="00439a9a"/>
    </style:style>
    <style:style style:name="T152" style:family="text">
      <style:text-properties officeooo:rsid="004a3903"/>
    </style:style>
    <style:style style:name="T153" style:family="text">
      <style:text-properties officeooo:rsid="004b856f"/>
    </style:style>
    <style:style style:name="T154" style:family="text">
      <style:text-properties officeooo:rsid="004d6986"/>
    </style:style>
    <style:style style:name="T155" style:family="text">
      <style:text-properties officeooo:rsid="0050ab01"/>
    </style:style>
    <style:style style:name="T156" style:family="text">
      <style:text-properties officeooo:rsid="00576030"/>
    </style:style>
    <style:style style:name="T157" style:family="text">
      <style:text-properties officeooo:rsid="005cbe3e"/>
    </style:style>
    <style:style style:name="T158" style:family="text">
      <style:text-properties officeooo:rsid="005e11b3"/>
    </style:style>
    <style:style style:name="T159" style:family="text">
      <style:text-properties officeooo:rsid="005e9ac8"/>
    </style:style>
    <style:style style:name="T160" style:family="text">
      <style:text-properties officeooo:rsid="00603239"/>
    </style:style>
    <style:style style:name="T161" style:family="text">
      <style:text-properties officeooo:rsid="00645aed"/>
    </style:style>
    <style:style style:name="T162" style:family="text">
      <style:text-properties officeooo:rsid="0077d01a"/>
    </style:style>
    <style:style style:name="T163" style:family="text">
      <style:text-properties officeooo:rsid="007afb16"/>
    </style:style>
    <style:style style:name="T164" style:family="text">
      <style:text-properties officeooo:rsid="008b47b0"/>
    </style:style>
    <style:style style:name="T165" style:family="text">
      <style:text-properties officeooo:rsid="0094355b"/>
    </style:style>
    <style:style style:name="T166" style:family="text">
      <style:text-properties officeooo:rsid="00ad1e39"/>
    </style:style>
    <style:style style:name="T167" style:family="text">
      <style:text-properties officeooo:rsid="00ad4dda"/>
    </style:style>
    <style:style style:name="T168" style:family="text">
      <style:text-properties officeooo:rsid="00b08c77"/>
    </style:style>
    <style:style style:name="T169" style:family="text">
      <style:text-properties officeooo:rsid="00b45bc2"/>
    </style:style>
    <style:style style:name="T170" style:family="text">
      <style:text-properties officeooo:rsid="00b7b3a6"/>
    </style:style>
    <style:style style:name="T171" style:family="text">
      <style:text-properties officeooo:rsid="00bcc32e"/>
    </style:style>
    <style:style style:name="T172" style:family="text">
      <style:text-properties officeooo:rsid="00be1541"/>
    </style:style>
    <style:style style:name="T173" style:family="text">
      <style:text-properties officeooo:rsid="00bef184"/>
    </style:style>
    <style:style style:name="T174" style:family="text">
      <style:text-properties officeooo:rsid="00c080a5"/>
    </style:style>
    <style:style style:name="T175" style:family="text">
      <style:text-properties officeooo:rsid="00c140df"/>
    </style:style>
    <style:style style:name="T176" style:family="text">
      <style:text-properties officeooo:rsid="00c547fb"/>
    </style:style>
    <style:style style:name="T177" style:family="text">
      <style:text-properties officeooo:rsid="00cda411"/>
    </style:style>
    <style:style style:name="T178" style:family="text">
      <style:text-properties officeooo:rsid="00d16645"/>
    </style:style>
    <style:style style:name="T179" style:family="text">
      <style:text-properties officeooo:rsid="00d4defe"/>
    </style:style>
    <style:style style:name="T180" style:family="text">
      <style:text-properties officeooo:rsid="00dc8ad9"/>
    </style:style>
    <style:style style:name="T181" style:family="text">
      <style:text-properties officeooo:rsid="00df8b6d"/>
    </style:style>
    <style:style style:name="T182" style:family="text">
      <style:text-properties officeooo:rsid="00e91dea"/>
    </style:style>
    <style:style style:name="T183" style:family="text">
      <style:text-properties officeooo:rsid="00ecb9c4"/>
    </style:style>
    <style:style style:name="T184" style:family="text">
      <style:text-properties officeooo:rsid="00f32033"/>
    </style:style>
    <style:style style:name="T185" style:family="text">
      <style:text-properties officeooo:rsid="00f59e93"/>
    </style:style>
    <style:style style:name="T186" style:family="text">
      <style:text-properties officeooo:rsid="00fa0749"/>
    </style:style>
    <style:style style:name="T187" style:family="text">
      <style:text-properties officeooo:rsid="00fb9caa"/>
    </style:style>
    <style:style style:name="T188" style:family="text">
      <style:text-properties officeooo:rsid="010bf33d"/>
    </style:style>
    <style:style style:name="T189" style:family="text">
      <style:text-properties officeooo:rsid="010e2aac"/>
    </style:style>
    <style:style style:name="T190" style:family="text">
      <style:text-properties officeooo:rsid="01111201"/>
    </style:style>
    <style:style style:name="T191" style:family="text">
      <style:text-properties officeooo:rsid="011299f2"/>
    </style:style>
    <style:style style:name="T192" style:family="text">
      <style:text-properties officeooo:rsid="01136d38"/>
    </style:style>
    <style:style style:name="T193" style:family="text">
      <style:text-properties officeooo:rsid="0114e102"/>
    </style:style>
    <style:style style:name="T194" style:family="text">
      <style:text-properties officeooo:rsid="0116c510"/>
    </style:style>
    <style:style style:name="T195" style:family="text">
      <style:text-properties officeooo:rsid="0119770e"/>
    </style:style>
    <style:style style:name="T196" style:family="text">
      <style:text-properties officeooo:rsid="011b4a52"/>
    </style:style>
    <style:style style:name="T197" style:family="text">
      <style:text-properties officeooo:rsid="011cdfe3"/>
    </style:style>
    <style:style style:name="T198" style:family="text">
      <style:text-properties officeooo:rsid="012154f9"/>
    </style:style>
    <style:style style:name="T199" style:family="text">
      <style:text-properties officeooo:rsid="012226d8"/>
    </style:style>
    <style:style style:name="T200" style:family="text">
      <style:text-properties officeooo:rsid="0126bc47"/>
    </style:style>
    <style:style style:name="T201" style:family="text">
      <style:text-properties fo:language="pt" fo:country="BR"/>
    </style:style>
    <style:style style:name="T202" style:family="text">
      <style:text-properties fo:language="pt" fo:country="BR" fo:font-weight="bold" officeooo:rsid="007d339f" style:font-weight-asian="bold" style:font-weight-complex="bold"/>
    </style:style>
    <style:style style:name="T203" style:family="text">
      <style:text-properties fo:language="pt" fo:country="BR" fo:font-weight="bold" officeooo:rsid="0099e0e8" style:font-weight-asian="bold" style:font-weight-complex="bold"/>
    </style:style>
    <style:style style:name="T204" style:family="text">
      <style:text-properties fo:language="pt" fo:country="BR" fo:font-weight="bold" officeooo:rsid="009f8d42" style:font-weight-asian="bold" style:font-weight-complex="bold"/>
    </style:style>
    <style:style style:name="T205" style:family="text">
      <style:text-properties fo:language="pt" fo:country="BR" fo:font-weight="normal" style:font-weight-asian="normal" style:font-weight-complex="normal"/>
    </style:style>
    <style:style style:name="T206" style:family="text">
      <style:text-properties fo:language="pt" fo:country="BR" fo:font-weight="normal" officeooo:rsid="00849222" style:font-weight-asian="normal" style:font-weight-complex="normal"/>
    </style:style>
    <style:style style:name="T207" style:family="text">
      <style:text-properties fo:language="pt" fo:country="BR" fo:font-weight="normal" officeooo:rsid="01039616" style:font-weight-asian="normal" style:font-weight-complex="normal"/>
    </style:style>
    <style:style style:name="T208" style:family="text">
      <style:text-properties fo:language="pt" fo:country="BR" fo:font-weight="normal" officeooo:rsid="010902c7" style:font-weight-asian="normal" style:font-weight-complex="normal"/>
    </style:style>
    <style:style style:name="T209" style:family="text">
      <style:text-properties fo:language="pt" fo:country="BR" fo:font-weight="normal" officeooo:rsid="00865335" style:font-weight-asian="normal" style:font-weight-complex="normal"/>
    </style:style>
    <style:style style:name="T210" style:family="text">
      <style:text-properties fo:language="pt" fo:country="BR" fo:font-weight="normal" officeooo:rsid="00a6f100" style:font-weight-asian="normal" style:font-weight-complex="normal"/>
    </style:style>
    <style:style style:name="T211" style:family="text">
      <style:text-properties fo:language="pt" fo:country="BR" fo:font-weight="normal" officeooo:rsid="0095a499" style:font-weight-asian="normal" style:font-weight-complex="normal"/>
    </style:style>
    <style:style style:name="T212" style:family="text">
      <style:text-properties fo:language="pt" fo:country="BR" fo:font-weight="normal" officeooo:rsid="00a79144" style:font-weight-asian="normal" style:font-weight-complex="normal"/>
    </style:style>
    <style:style style:name="T213" style:family="text">
      <style:text-properties fo:language="pt" fo:country="BR" fo:font-weight="normal" officeooo:rsid="00a98e85" style:font-weight-asian="normal" style:font-weight-complex="normal"/>
    </style:style>
    <style:style style:name="T214" style:family="text">
      <style:text-properties fo:language="pt" fo:country="BR" fo:font-weight="normal" officeooo:rsid="00a9db09" style:font-weight-asian="normal" style:font-weight-complex="normal"/>
    </style:style>
    <style:style style:name="T215" style:family="text">
      <style:text-properties fo:language="pt" fo:country="BR" officeooo:rsid="00849222"/>
    </style:style>
    <style:style style:name="T216" style:family="text">
      <style:text-properties fo:language="pt" fo:country="BR" officeooo:rsid="0095a499"/>
    </style:style>
    <style:style style:name="T217" style:family="text">
      <style:text-properties fo:language="pt" fo:country="BR" officeooo:rsid="00981113"/>
    </style:style>
    <style:style style:name="T218" style:family="text">
      <style:text-properties fo:language="pt" fo:country="BR" officeooo:rsid="0099b1ce"/>
    </style:style>
    <style:style style:name="T219" style:family="text">
      <style:text-properties fo:language="pt" fo:country="BR" officeooo:rsid="0099e0e8"/>
    </style:style>
    <style:style style:name="T220" style:family="text">
      <style:text-properties fo:language="pt" fo:country="BR" officeooo:rsid="009c0a8c"/>
    </style:style>
    <style:style style:name="T221" style:family="text">
      <style:text-properties fo:language="pt" fo:country="BR" officeooo:rsid="009c9c87"/>
    </style:style>
    <style:style style:name="T222" style:family="text">
      <style:text-properties fo:language="pt" fo:country="BR" officeooo:rsid="009dfdba"/>
    </style:style>
    <style:style style:name="T223" style:family="text">
      <style:text-properties fo:language="pt" fo:country="BR" officeooo:rsid="00a4023a"/>
    </style:style>
    <style:style style:name="T224" style:family="text">
      <style:text-properties fo:language="pt" fo:country="BR" officeooo:rsid="009f8d42"/>
    </style:style>
    <style:style style:name="T225" style:family="text">
      <style:text-properties fo:language="pt" fo:country="BR" officeooo:rsid="00a0eb21"/>
    </style:style>
    <style:style style:name="T226" style:family="text">
      <style:text-properties fo:language="pt" fo:country="BR" officeooo:rsid="00a2e239"/>
    </style:style>
    <style:style style:name="T227" style:family="text">
      <style:text-properties fo:language="pt" fo:country="BR" officeooo:rsid="00a69095"/>
    </style:style>
    <style:style style:name="T228" style:family="text">
      <style:text-properties fo:language="pt" fo:country="BR" officeooo:rsid="00a5ddd8"/>
    </style:style>
    <style:style style:name="T229" style:family="text">
      <style:text-properties fo:language="pt" fo:country="BR" officeooo:rsid="01424af4"/>
    </style:style>
    <style:style style:name="T230" style:family="text">
      <style:text-properties fo:language="pt" fo:country="BR" officeooo:rsid="01439767"/>
    </style:style>
    <style:style style:name="T231" style:family="text">
      <style:text-properties fo:language="pt" fo:country="BR" officeooo:rsid="0146e842"/>
    </style:style>
    <style:style style:name="T232" style:family="text">
      <style:text-properties officeooo:rsid="012a1482"/>
    </style:style>
    <style:style style:name="T233" style:family="text">
      <style:text-properties officeooo:rsid="0132575c"/>
    </style:style>
    <style:style style:name="T234" style:family="text">
      <style:text-properties officeooo:rsid="0132dddf"/>
    </style:style>
    <style:style style:name="T235" style:family="text">
      <style:text-properties officeooo:rsid="0139fe88"/>
    </style:style>
    <style:style style:name="T236" style:family="text">
      <style:text-properties officeooo:rsid="01458dd1"/>
    </style:style>
    <style:style style:name="T237" style:family="text">
      <style:text-properties officeooo:rsid="0146f099"/>
    </style:style>
    <style:style style:name="T238" style:family="text">
      <style:text-properties officeooo:rsid="014a2c24"/>
    </style:style>
    <style:style style:name="T239" style:family="text">
      <style:text-properties officeooo:rsid="014a6e42"/>
    </style:style>
    <style:style style:name="T240" style:family="text">
      <style:text-properties officeooo:rsid="014db049"/>
    </style:style>
    <style:style style:name="T241" style:family="text">
      <style:text-properties officeooo:rsid="014e4433"/>
    </style:style>
    <style:style style:name="T242" style:family="text">
      <style:text-properties officeooo:rsid="01555a7c"/>
    </style:style>
    <style:style style:name="T243" style:family="text">
      <style:text-properties officeooo:rsid="0156b7b6"/>
    </style:style>
    <style:style style:name="T244" style:family="text">
      <style:text-properties officeooo:rsid="015890dd"/>
    </style:style>
    <style:style style:name="T245" style:family="text">
      <style:text-properties officeooo:rsid="0159c3cc"/>
    </style:style>
    <style:style style:name="T246" style:family="text">
      <style:text-properties officeooo:rsid="015a79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n_make</text:p>
      <text:p text:style-name="P8"><text:tab/>Sistema <text:span text:style-name="T242">Pn_make</text:span> deve fornecer a <text:span text:style-name="T142">possibilidade</text:span> de seus usuários criarem eventos em um ambiente que facilite a busca de itens essências para a produção do mesmo, além de fornecer uma <text:span text:style-name="T142">simplificação</text:span> de rede social para que o mesmo possa <text:span text:style-name="T142">interagir</text:span> com parceiros, <text:span text:style-name="T142">possível</text:span> empregados e convidados, é disponibilizando também uma simplificação de loja virtual e sistema de frete <text:span text:style-name="T232">e alugueis</text:span> com o intuito de manter toda produção interna ao sistema fazendo comparações com outros eventos <text:span text:style-name="T142">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43">evento</text:span> produzido, uma vez que tu<text:span text:style-name="T2">d</text:span>o será usado para comparações futuras não só para conhecimento do participante que <text:span text:style-name="T144">produziu</text:span> os dados mas para to<text:span text:style-name="T4">d</text:span>a a comunidade de <text:span text:style-name="T3">promotores</text:span> de eventos. </text:p>
      <text:p text:style-name="P91"><text:span text:style-name="T144">Criação</text:span> de evento</text:p>
      <text:p text:style-name="P4"><text:tab/>Ao <text:span text:style-name="T144">iniciar</text:span> a criação de eventos o <text:span text:style-name="T144">usuário</text:span> deve inserir dados básicos como local do evento,<text:span text:style-name="T77"> </text:span><text:span text:style-name="T78">através do </text:span><text:span text:style-name="T77">acesso </text:span><text:span text:style-name="T84">ao </text:span><text:span text:style-name="T86">minimapa</text:span><text:span text:style-name="T84"> que apresente imoveis da vitrine,</text:span><text:span text:style-name="T77"> onde o participante poderá encontrar lugares onde pode produzir seu evento</text:span>, <text:span text:style-name="T246">descrição, </text:span>número de convidados, quanto se pretende gastar e quanto se pretende lucrar<text:span text:style-name="T240">, </text:span>se for o caso, <text:span text:style-name="T240">além de uma data, </text:span>a partir disso o sistema deve distribuir os investimentos com base em dados de eventos registrados pela comunidade, para construir um modelo básico, detalhando o uso do investimento e apresentando a <text:span text:style-name="T144">fórmula</text:span> para atingir a meta de lucro almejada pelo produtor de evento, <text:span text:style-name="T243">podendo </text:span>alterar a configuração do evento, <text:span text:style-name="T244">criando também</text:span> <text:span text:style-name="T144">ingresso</text:span>, <text:span text:style-name="T144">cardápio</text:span>, propaganda a ser exibida nas redes sociais <text:span text:style-name="T245">com base nas descrições</text:span> cadastradas ou no sistema interno da <text:span text:style-name="T242">Pn_make</text:span>, tema e promoções para o evento, essas alterações deverão ser sempre atualizadas <text:span text:style-name="T144">a fim de</text:span> evitar inconsistência <text:span text:style-name="T144">das informações</text:span> causando-lhe assim imprevistos ou a <text:span text:style-name="T144">impossibilidade</text:span> de atingir a meta. No sistema de criação de eventos o usuário poderá verificar os eventos próximos para <text:span text:style-name="T144">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33">execução</text:span> do mesmo. Deve fornecer um canal direto com fornecedores de insumos através de um cheklist, este que será responsável por garantir a<text:span text:style-name="T5">u</text:span>tomação <text:span text:style-name="T145">das necessidades</text:span> de itens, sugerindo <text:span text:style-name="T6">e controlando horários de </text:span>serviços de frete, <text:span text:style-name="T6">limpeza, e prazos sempre selecionando</text:span> <text:span text:style-name="T144">a partir</text:span> de impulsionamento e boa avaliação. Todo evento poderá ser criado em conjunto com outros <text:span text:style-name="T144">promotores</text:span> fornecendo assim mais agilidade e diferentes pontos de vista <text:span text:style-name="T144">e, por fim, será</text:span> registrado na agenda de todos os envolvidos além de considerado o tempo entre a <text:span text:style-name="T145">execução</text:span> e início da exposição das propagandas através de dados da comunidade, uma vez <text:span text:style-name="T145">concluído</text:span> o evento será salvo em uma lista onde aguardara a aprovação do promotor, podendo ser simulado, para <text:span text:style-name="T145">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text:span><text:span text:style-name="T88">p</text:span><text:span text:style-name="T13">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 </text:span><text:span text:style-name="T85">Tudo isso em seu modo digital.</text:span></text:p>
      <text:p text:style-name="P89"><text:span text:style-name="T89">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2">d</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text:span><text:span text:style-name="T87">a</text:span><text:span text:style-name="T29"> </text:span><text:span text:style-name="T83">s</text:span><text:span text:style-name="T87">e</text:span><text:span text:style-name="T83">ção</text:span><text:span text:style-name="T29">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90">R</text:span>eceita</text:p>
      <text:p text:style-name="P157"><text:tab/>A persistência de dados relacionados com a criação de receitas são de grande importância uma vez que após a criação, poderá ser comercializada <text:span text:style-name="T91">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92">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93">C</text:span>riação de propaganda</text:p>
      <text:p text:style-name="P156"><text:tab/>Para a disposição do usuário o sistema de criação de propag<text:span text:style-name="T154">a</text:span>ndas é ofertado com o intuito de publicidade de eventos, contendo um poderoso sistema de criação de <text:span text:style-name="T234">design</text:span> para a edição de textos e imagens, anexos de redes sociais, além de conter info<text:span text:style-name="T154">r</text:span>mações sobre o evento como atrações, participante<text:span text:style-name="T94">s</text:span> dinâmicos, <text:span text:style-name="T95">datas, horários</text:span> <text:span text:style-name="T94">e</text:span> <text:span text:style-name="T154">endereço</text:span>, possibilita também o direcionamento para a compra dos ingressos para pessoas ou empresas podendo ser impulsionado para <text:span text:style-name="T154">aumentar</text:span> o <text:span text:style-name="T161">alcance</text:span> das publicações e com isso adquirir lucro máximo. Versáti<text:span text:style-name="T96">l</text:span> na criação de eventos o sistema permite o cooperativismo durante a cria<text:span text:style-name="T94">ç</text:span>ão da propaganda ficando a cargo do participante principal de armazenar, excluir, comercializar para terceiros ou aplicar para um dado evento, <text:span text:style-name="T97">sendo possível também visualizar e imprimir o banner sempre sendo apresentado uma configuração padrão para edição a posteriori</text:span>. <text:span text:style-name="T135">Além poder oferecer para a área de vendas.</text:span></text:p>
      <text:p text:style-name="P82">Layout</text:p>
      <text:p text:style-name="P155"><text:tab/><text:span text:style-name="T154">Responsável</text:span> por suprir as necessidades de edição de textos, padronização e edição de imagens, o <text:span text:style-name="T234">design</text:span> tem importante<text:span text:style-name="T154">s</text:span> funções sobre os <text:span text:style-name="T154">subsistemas</text:span> oferecidos para todos os participantes, cliente e demais. <text:span text:style-name="T98">Com sua simplicidade na criação e pela apresentação de modelos pré-programados acelerando a criação, e com isso ganhando tempo para coisas com uma maior importância.</text:span></text:p>
      <text:p text:style-name="P81">Criação de <text:span text:style-name="T234">Design</text:span></text:p>
      <text:p text:style-name="P154"><text:tab/><text:span text:style-name="T99">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3"><text:tab/>Sistema de disposição de receitas ofertadas durante um evento, podendo apresentar o preço de <text:span text:style-name="T160">seus itens</text:span> e <text:span text:style-name="T160">também</text:span> promoções, fazendo uso do editor de <text:span text:style-name="T234">design</text:span> para maior agilidade na construção apresenta de maneira <text:span text:style-name="T161">o</text:span>rganizada e atraente aos convidados acesso as receitas, e itens utilizados no preparo</text:p>
      <text:p text:style-name="P79">Criação de <text:span text:style-name="T160">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2"><text:tab/><text:span text:style-name="T160">Construído</text:span> para aumentar o n<text:span text:style-name="T131">ú</text:span>mero de vendas através de incentivos como, comprar em atacado, ou promoções de produtos que <text:span text:style-name="T131">es</text:span>tão na lista de desejos de usuários, além do fornecimento de um editor de promoções que pode ser <text:span text:style-name="T160">engatilhado</text:span> para apresentar uma promoção em um determinado período.</text:p>
      <text:p text:style-name="P76">Criação e administração de promoções</text:p>
      <text:p text:style-name="P151"><text:tab/>Para construção de promoções <text:span text:style-name="T133">o sistema é composto p</text:span>o<text:span text:style-name="T133">r um</text:span> sistema de edição de <text:span text:style-name="T234">design</text:span> e contratos, podendo ser impulsionado e tendo a disposição a calculadora de lucros, onde será possível verificar o custo dos itens e comparar com o valor da promoção, <text:span text:style-name="T134">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32">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i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100">C</text:span>ontrato</text:p>
      <text:p text:style-name="P150"><text:tab/>Sistema de simplificação e padronização de criação de contratos para itens internos do sistema, facilitando os produtores de evento e garantindo a todos a <text:span text:style-name="T155">seguridade</text:span> de suas criações.</text:p>
      <text:p text:style-name="P75">Criação de contrato</text:p>
      <text:p text:style-name="P150"><text:tab/>Sistema simplificado de cria<text:span text:style-name="T101">ç</text:span>ão de contrato apresenta um modelo padrão para as mais diversos <text:span text:style-name="T155">subsistemas</text:span> de criação, com o intuito de garantir e acelerar a criação <text:span text:style-name="T101">para </text:span>participantes, <text:span text:style-name="T101">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49"><text:tab/>Concebido com a finalidade de auxiliar o evento, durante <text:span text:style-name="T155">excussão,</text:span> <text:span text:style-name="T241">e movimento gerais das lojas, </text:span>o monitoramento possibilita avalia, corrigir problemas, e garantir o bom <text:span text:style-name="T155">funcionamento</text:span> do <text:span text:style-name="T155">evento</text:span> uma vez que é possível adicionar mais pessoas para participar, ou retirar caso seja necessário, <text:span text:style-name="T102">aumentar o raio de alcance das publicações, convidar mais pessoa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103">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text:span><text:soft-page-break/><text:span text:style-name="T103">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Perfil</text:p>
      <text:p text:style-name="P147"><text:tab/>O editor de perfil permite <text:span text:style-name="T158">alterações</text:span> no perfil dos usuários, e sempre que o usuário estiver inativo por muito tempo, <text:span text:style-name="T157">fazem-se</text:span> perguntas não respondidas <text:span text:style-name="T104">do</text:span> perfil <text:span text:style-name="T157">a fim de preenchê-lo.</text:span> <text:span text:style-name="T105">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7">merce</text:span> da disposição momentânea de informar seus dados, dessa forma é possível pular etapas, caso essas etapas sejam necessárias o usuário <text:span text:style-name="T159">poderá</text:span> <text:span text:style-name="T159">completá-las</text:span> <text:span text:style-name="T159">a partir</text:span> do editor de perfil, <text:span text:style-name="T106">ou através de notificações</text:span>, onde <text:span text:style-name="T107">o sistema se encarrega de notificar sobre pendências a serem, quando verificado baixo fluxo do participante no sistema</text:span>, altera<text:span text:style-name="T108">das permitindo acesso ao sistema de login canso o usuário não tenha salvo a senha</text:span>, adicion<text:span text:style-name="T109">adas</text:span> <text:span text:style-name="T159">excluídas.</text:span> <text:span text:style-name="T110">Também</text:span> anexar eventos feitos pelo mesmo, <text:span text:style-name="T159">a fim de</text:span> garantir um bom histórico no sistema e <text:span text:style-name="T159">aumentar</text:span> a sua confiabilidade em meio aos outros usuários, e caso necessite poderá criar <text:span text:style-name="T159">impulsionamentos</text:span> para <text:span text:style-name="T159">maximizar</text:span> ainda seu <text:span text:style-name="T159">alcance</text:span>, além de permitir <text:span text:style-name="T159">aos usuários</text:span> <text:span text:style-name="T111">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12">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13">que</text:span> possa gerar um <text:span text:style-name="T156">histórico</text:span> de eventos <text:span text:style-name="T114">e de loja</text:span>, contendo dados de suma <text:span text:style-name="T156">importância</text:span> <text:span text:style-name="T113">para cada promotor</text:span>, o sistema de criação de hist<text:span text:style-name="T114">ó</text:span>rico permite a cada <text:span text:style-name="T156">usuário</text:span>, <text:span text:style-name="T115">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15">s</text:span>crições pr<text:span text:style-name="T115">ó</text:span>prias,<text:span text:style-name="T115"> criação de design</text:span> <text:span text:style-name="T116">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7">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8">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9">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20">a possibilidade de visualizar suas</text:span> atividades sendo possível ter acesso a histórico do participante <text:span text:style-name="T120">e a loja cadastrada, seus empreendimentos com itens construídos, alugueis e frete através do comércio</text:span>, seu<text:span text:style-name="T121">s</text:span> eventos e a avaliaç<text:span text:style-name="T121">ões</text:span> <text:span text:style-name="T153">individuais</text:span>, al<text:span text:style-name="T122">é</text:span>m de ter acesso aos participantes <text:span text:style-name="T123">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64">e em redes sociais, podendo ter acesso ao tema do evento, se houver, além de manter um sistema de comunicação entre todos os participantes do evento.</text:span></text:p>
      <text:p text:style-name="P63">Selecionar e definir funções <text:span text:style-name="T165">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34">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52">simplesmente</text:span> oferecer alguns itens de consumo rápido.</text:p>
      <text:p text:style-name="P57">Criação de lista de produtos</text:p>
      <text:p text:style-name="P135"><text:tab/>A principal forma de comercializar os produtos <text:span text:style-name="T149">é através da </text:span>loja <text:span text:style-name="T149">e</text:span> da lista de produtos, onde é possível <text:span text:style-name="T124">cadastrar</text:span>, alterar, <text:span text:style-name="T150">adicionar números de parcelas do produto para o pagamento,</text:span> e excluir <text:span text:style-name="T125">produtos</text:span> internos e externos ao sistema dando-lhes características, preço, imagens, vídeos, podendo ser compartilhados em redes sociais, impulsiona<text:span text:style-name="T126">r</text:span> no <text:span text:style-name="T151">sistema</text:span>, <text:span text:style-name="T130">podendo criar</text:span> propagandas para dentro do sistema e fora dele, além de deter uma interface <text:span text:style-name="T127">para</text:span> administração, que <text:span text:style-name="T151">possibilita</text:span> alterar os dados do perfil através da loja caso seja necessário, <text:span text:style-name="T114">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36">o</text:span> espec<text:span text:style-name="T128">í</text:span>fico para <text:span text:style-name="T147">gerenciar</text:span> pedidos, <text:span text:style-name="T137">carregamento de</text:span> dados <text:span text:style-name="T137">de</text:span> bancos externos e <text:span text:style-name="T138">armazenamento de</text:span> dados de fornecedores, <text:span text:style-name="T147">possibilitando</text:span> assim um maior controle e velocidade do manuseio de m<text:span text:style-name="T139">e</text:span>rcadorias e logística.</text:p>
      <text:p text:style-name="P55">Administração de pedidos</text:p>
      <text:p text:style-name="P158"><text:tab/>A principal fu<text:span text:style-name="T147">n</text:span>ção do módulo de controle de estoque, e a criação de pedidos e controle, através de uma lista o<text:span text:style-name="T140">n</text:span>de é possível <text:span text:style-name="T147">confrontá-los com os produtos de terceiros</text:span>, <text:span text:style-name="T238">contendo</text:span> o n<text:span text:style-name="T140">ú</text:span>mero de itens no estoque, suas datas de validade, porções<text:span text:style-name="T141">(saco, pacote, lata, garrafa etc)</text:span> <text:span text:style-name="T239">além d</text:span>e acompanhar todas as previsões de vendas para o pe<text:span text:style-name="T140">rí</text:span>odo, <text:span text:style-name="T147">considerando</text:span> todas as promoções <text:span text:style-name="T140">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7">transações</text:span>, passando por todas as etapas e garantindo a <text:span text:style-name="T147">segurança</text:span> de ambos os participantes.</text:p>
      <text:p text:style-name="P54">Finalização de <text:span text:style-name="T147">transações</text:span> com pagamento</text:p>
      <text:p text:style-name="P133"><text:tab/>Com o módulo de pagamento é possível concluir <text:span text:style-name="T147">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7">p</text:span>ara compras <text:span text:style-name="T162">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63">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202"><text:tab/></text:span><text:span text:style-name="T206">Semelhante ao modulo de compras, lista de aluguéis permite ao participante alugar </text:span><text:span text:style-name="T207">e guardar os dados </text:span><text:span text:style-name="T206">simultaneamente vários itens ou estabelecimentos organizando-</text:span><text:span text:style-name="T208">os</text:span><text:span text:style-name="T206"> e</text:span><text:span text:style-name="T208">m</text:span><text:span text:style-name="T20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9">ç</text:span><text:span text:style-name="T206">ão.</text:span></text:p>
      <text:p text:style-name="P167"><text:span text:style-name="T215">V</text:span><text:span text:style-name="T201">itrine</text:span></text:p>
      <text:p text:style-name="P166"><text:span text:style-name="T205"><text:tab/>A composição de todas as listas de participantes do sistema que podemos buscar </text:span><text:span text:style-name="T210">além de acesso ao perfil do participante. E</text:span><text:span text:style-name="T211">sse módulo permite a conexão entre os indivíduos do sistema sendo eles participantes, lojas ou servidores, </text:span><text:span text:style-name="T212">g</text:span><text:span text:style-name="T211">arantindo todas as ferramentas para sua interação, facilitando o encontro de ajuda em grupo</text:span><text:span text:style-name="T213">s</text:span><text:span text:style-name="T211"> de discuss</text:span><text:span text:style-name="T214">ão</text:span><text:span text:style-name="T211">.</text:span></text:p>
      <text:p text:style-name="P165"><text:span text:style-name="T216">L</text:span><text:span text:style-name="T201">ista de participantes</text:span></text:p>
      <text:p text:style-name="P162"><text:span text:style-name="T20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16">L</text:span><text:span text:style-name="T201">ista de debates</text:span></text:p>
      <text:p text:style-name="P161"><text:span text:style-name="T201"><text:tab/>Com um propósito </text:span><text:span text:style-name="T218">identificar pessoas com mesmas perspectivas, os grupos têm função de nivelar pessoas, de facilitar o planejamento em equipe e de construir uma base de dados a respeito de dúvidas sugeridas pelo usuário, que podem ser compartilhadas por todos </text:span><text:span text:style-name="T231">e construídas como live</text:span><text:span text:style-name="T218">. São sinalizadas por metadado que separam em listas da classe, exemplo quando houver muitos grupos </text:span><text:span text:style-name="T219">com metadados “receitas”, o sistema listará como “</text:span><text:span text:style-name="T229">classes receitas</text:span><text:span text:style-name="T219">”, </text:span><text:span text:style-name="T220">expandindo </text:span><text:span text:style-name="T221">o conhecimento da comunidade </text:span><text:span text:style-name="T220">e adicionando filtros </text:span><text:span text:style-name="T222">ao sistema</text:span><text:span text:style-name="T219">. </text:span><text:span text:style-name="T223">Permite também que o participante crie um grupo com o tema de sua escolha, </text:span><text:span text:style-name="T229">além de fornecer um sistema de restrições para mensagens, dispondo formato de comunicações como mensagens pré-definidas, em que o usuário poderá escolher para a comunicação essas mensagens, </text:span><text:span text:style-name="T230">e também tipos de grupos voltados para a resolução de problemas gerais apresentados pelo sistema afim da criação de dicionários de soluões</text:span><text:span text:style-name="T229">.</text:span></text:p>
      <text:p text:style-name="P168"><text:span text:style-name="T203">L</text:span><text:span text:style-name="T204">ista de lojas</text:span></text:p>
      <text:p text:style-name="P160"><text:span text:style-name="T224"><text:tab/></text:span><text:span text:style-name="T225">Listas de lojas contém todas as lojas do sistema organizadas por lojas impulsionadas, melhores lojas, e lojas que o participante concluiu sua última transação. </text:span><text:span text:style-name="T226">Permite também que o participante cria sua loja.</text:span></text:p>
      <text:p text:style-name="P163"><text:span text:style-name="T225">L</text:span><text:span text:style-name="T201">ista de serviços</text:span></text:p>
      <text:p text:style-name="P159"><text:span text:style-name="T201"><text:tab/>Semelhante a </text:span><text:span text:style-name="T227">lista de</text:span><text:span text:style-name="T201"> lojas, esse módulo permite a contratação de serviços como transporte e frete, além de possibilitar o </text:span><text:span text:style-name="T228">aluguel de ambientes para eventos. </text:span></text:p>
      <text:p text:style-name="P129"><text:tab/></text:p>
      <text:p text:style-name="P49">Classificação de pessoas no sistema</text:p>
      <text:p text:style-name="P2"><text:tab/>O sistema conterá descrições para os tipos de <text:span text:style-name="T146">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66">listando</text:span> as atividades de usuários impulsionados ou muito bem avaliados <text:span text:style-name="T167">separando-os</text:span> por listas específicas <text:span text:style-name="T167">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9">O mapa possibilitará a projeção do trajeto sobe o mapa.</text:span></text:p>
      <text:p text:style-name="P45">Agenda</text:p>
      <text:p text:style-name="P125"><text:tab/><text:span text:style-name="T170">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71">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72">s</text:span> específic<text:span text:style-name="T172">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74">e </text:span>com acesso ao monitor, caso o evento esteja em andamento, <text:span text:style-name="T175">faz desse módulo um dos principais componentes que caracterizam o sistema</text:span>. <text:span text:style-name="T173">O calendário e lista de afazeres podem ser impressos e todo afazer pode ser monetizado por iniciativa freelancer.</text:span></text:p>
      <text:p text:style-name="P41">Checklist</text:p>
      <text:p text:style-name="P122"><text:tab/><text:span text:style-name="T17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73"><text:s/></text:span><text:span text:style-name="T8"><text:tab/></text:span><text:span text:style-name="T17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8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8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82">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83">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8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8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36">a construção</text:span> <text:span text:style-name="T236">em html ou a tecnologia mais atual disponível para</text:span> todos os módulos que geram arte para impressão <text:span text:style-name="T236">ou visualização do sistema</text:span>, de forma simplificada e <text:span text:style-name="T186">genérica.</text:span></text:p>
      <text:p text:style-name="P24">Projeção</text:p>
      <text:p text:style-name="P107"><text:tab/><text:span text:style-name="T186">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35">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9">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90">nacional de condutores</text:span>.</text:p>
      <text:p text:style-name="P16">Imprimir</text:p>
      <text:p text:style-name="P100"><text:tab/>Modulo de <text:span text:style-name="T191">especialização</text:span> de para diferentes tipos de impressão, os quais devem apresentar algumas alterações <text:span text:style-name="T192">particulares </text:span>para <text:span text:style-name="T193">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94">expectativas</text:span> <text:span text:style-name="T194">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95">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96">será</text:span> inserida nas redes sociais do participante juntamente as informações do sistema criando uma publicação com dupla intenção de <text:span text:style-name="T196">compartilhar o sistema e o evento do participante.</text:span></text:p>
      <text:p text:style-name="P13">Administrar redes</text:p>
      <text:p text:style-name="P96"><text:tab/><text:span text:style-name="T197">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200">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9">#</text:span>Assinatura digital</text:p>
      <text:p text:style-name="P94"><text:tab/>Da necessidade de autenticação dos participantes de maneira mais severa, o módulo de assinatura digital permite a confirmação de dados de uma pessoa para o sistema, <text:span text:style-name="T198">a fim de minimizar fraudes aumentando a segurança dos usuários, tendo os módulos de criar assinatura e confirmar assinatura disponível</text:span>.</text:p>
      <text:p text:style-name="P10"/>
      <text:p text:style-name="P9"/>
      <text:p text:style-name="P2">participante-estático (<text:span text:style-name="T148">PE</text:span>): convidado a exercer funções durante o evento, permanece esperando a promoção de <text:span text:style-name="T148">PE</text:span> para <text:span text:style-name="T148">PD.</text:span></text:p>
      <text:p text:style-name="P2">paticipante-dinâmico(<text:span text:style-name="T148">PD</text:span>):desempenha funções durante o evento.</text:p>
      <text:p text:style-name="P2">Participante-principal<text:span text:style-name="T129">(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8-04-03T11:19:58.696593302</dc:date>
    <meta:editing-duration>P1DT19H44M58S</meta:editing-duration>
    <meta:editing-cycles>292</meta:editing-cycles>
    <meta:generator>LibreOffice/6.0.1.1$Linux_X86_64 LibreOffice_project/60bfb1526849283ce2491346ed2aa51c465abfe6</meta:generator>
    <meta:document-statistic meta:table-count="0" meta:image-count="0" meta:object-count="0" meta:page-count="4" meta:paragraph-count="192" meta:word-count="6863" meta:character-count="44628" meta:non-whitespace-character-count="37853"/>
  </office:meta>
</office:document-meta>
</file>